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nb pages</text:p>
          </table:table-cell>
          <table:table-cell table:style-name="ce1" office:value-type="string" calcext:value-type="string">
            <text:p>aut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nture</text:p>
          </table:table-cell>
          <table:table-cell office:value-type="string" calcext:value-type="string">
            <text:p>Zak fait du ski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Z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ance</text:p>
          </table:table-cell>
          <table:table-cell office:value-type="string" calcext:value-type="string">
            <text:p>Julie et Jacob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Jaco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F</text:p>
          </table:table-cell>
          <table:table-cell office:value-type="string" calcext:value-type="string">
            <text:p>Leticia va sur Mar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etic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éphane Duval</meta:initial-creator>
    <meta:creation-date>2025-04-03T14:34:03.934568361</meta:creation-date>
    <dc:date>2025-04-03T14:37:29.089990756</dc:date>
    <dc:creator>Stéphane Duval</dc:creator>
    <meta:editing-duration>PT3M26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